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pitch="fixed"/>
    <style:font-face style:name="Liberation Mono" svg:font-family="'Liberation Mono'" style:font-pitch="fixed"/>
    <style:font-face style:name="Latin Modern Sans" svg:font-family="'Latin Modern Sans'" style:font-adornments="10 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0.75cm" fo:min-width="6.6cm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0.75cm" fo:min-width="6.6cm"/>
    </style:style>
    <style:style style:name="gr3" style:family="graphic" style:parent-style-name="objectwithoutfill">
      <style:graphic-properties draw:textarea-vertical-align="middle" draw:auto-grow-height="false" fo:min-height="4.1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vertical-align="middle" draw:auto-grow-height="false" fo:min-height="0.55cm" fo:min-width="0.1cm"/>
    </style:style>
    <style:style style:name="gr6" style:family="graphic" style:parent-style-name="standard">
      <style:graphic-properties draw:textarea-vertical-align="middle" draw:auto-grow-height="false" fo:min-height="0.55cm" fo:min-width="0.1cm"/>
    </style:style>
    <style:style style:name="gr7" style:family="graphic" style:parent-style-name="objectwithoutfill">
      <style:graphic-properties draw:stroke="solid" draw:stroke-dash="Dashed_20__28_var_29_" svg:stroke-color="#666666" draw:textarea-vertical-align="middle"/>
    </style:style>
    <style:style style:name="gr8" style:family="graphic" style:parent-style-name="objectwithoutfill">
      <style:graphic-properties draw:textarea-vertical-align="middle" draw:auto-grow-height="false" fo:min-height="1.91cm" fo:min-width="0cm"/>
    </style:style>
    <style:style style:name="gr9" style:family="graphic" style:parent-style-name="standard">
      <style:graphic-properties draw:stroke="none" svg:stroke-color="#000000" draw:fill="none" draw:fill-color="#ffffff" fo:min-height="3.621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line-height="0.25cm" style:writing-mode="lr-tb"/>
    </style:style>
    <style:style style:name="P6" style:family="paragraph">
      <loext:graphic-properties draw:fill="none" draw:fill-color="#ffffff"/>
      <style:paragraph-properties fo:line-height="0.25cm" style:writing-mode="lr-tb"/>
      <style:text-properties style:font-name="Latin Modern Mono"/>
    </style:style>
    <style:style style:name="P7" style:family="paragraph">
      <style:paragraph-properties fo:line-height="0.25cm" style:writing-mode="lr-tb"/>
      <style:text-properties fo:color="#b2b2b2"/>
    </style:style>
    <style:style style:name="P8" style:family="paragraph">
      <loext:graphic-properties draw:fill="none" draw:fill-color="#ffffff"/>
      <style:paragraph-properties fo:line-height="0.25cm" style:writing-mode="lr-tb"/>
      <style:text-properties fo:color="#b2b2b2" style:font-name="Latin Modern Mono"/>
    </style:style>
    <style:style style:name="T1" style:family="text">
      <style:text-properties style:font-name="Latin Modern Mono" fo:font-size="12pt" fo:font-weight="bold" style:font-size-asian="15pt" style:font-weight-asian="bold" style:font-size-complex="15pt" style:font-weight-complex="bold"/>
    </style:style>
    <style:style style:name="T2" style:family="text">
      <style:text-properties fo:color="#b2b2b2" style:font-name="Latin Modern Mono" fo:font-size="12pt" style:font-size-asian="15pt" style:font-size-complex="15pt"/>
    </style:style>
    <style:style style:name="T3" style:family="text">
      <style:text-properties fo:color="#b2b2b2" style:font-name="Latin Modern Mono" fo:font-size="12pt" fo:font-weight="normal" style:font-size-asian="15pt" style:font-weight-asian="normal" style:font-size-complex="15pt" style:font-weight-complex="normal"/>
    </style:style>
    <style:style style:name="T4" style:family="text">
      <style:text-properties style:font-name="Latin Modern Mono" fo:font-size="12pt" style:font-size-asian="15pt" style:font-size-complex="15pt"/>
    </style:style>
    <style:style style:name="T5" style:family="text">
      <style:text-properties style:use-window-font-color="true" style:font-name="Latin Modern Mono" fo:font-size="12pt" fo:font-weight="bold" style:font-size-asian="15pt" style:font-weight-asian="bold" style:font-size-complex="15pt" style:font-weight-complex="bold"/>
    </style:style>
    <style:style style:name="T6" style:family="text">
      <style:text-properties style:font-name="Latin Modern Mono"/>
    </style:style>
    <style:style style:name="T7" style:family="text">
      <style:text-properties style:font-name="Latin Modern Mono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7.1cm" svg:height="1cm" svg:x="1.7cm" svg:y="1cm">
          <text:p text:style-name="P1">DR0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7.1cm" svg:height="1cm" svg:x="1.7cm" svg:y="2.2cm">
          <text:p text:style-name="P1">DR1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7.1cm" svg:height="1cm" svg:x="1.7cm" svg:y="3.4cm">
          <text:p text:style-name="P1">DR2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7.1cm" svg:height="1cm" svg:x="1.7cm" svg:y="4.6cm">
          <text:p text:style-name="P1">DR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1cm" svg:height="1cm" svg:x="1.7cm" svg:y="6.4cm">
          <text:p text:style-name="P1">DR6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1cm" svg:height="1cm" svg:x="1.7cm" svg:y="7.6cm">
          <text:p text:style-name="P1">DR7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cm" svg:height="4.6cm" svg:x="8.9cm" svg:y="1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4" draw:layer="layout" svg:width="6.386cm" svg:height="0.975cm" svg:x="9.5cm" svg:y="2.725cm">
          <draw:text-box>
            <text:p>4 registres pour les adresses</text:p>
          </draw:text-box>
        </draw:frame>
        <draw:frame draw:style-name="gr4" draw:text-style-name="P4" draw:layer="layout" svg:width="2.195cm" svg:height="0.975cm" svg:x="8.805cm" svg:y="7.525cm">
          <draw:text-box>
            <text:p>contrôle</text:p>
          </draw:text-box>
        </draw:frame>
        <draw:custom-shape draw:style-name="gr5" draw:text-style-name="P1" xml:id="id1" draw:id="id1" draw:layer="layout" svg:width="0.6cm" svg:height="0.8cm" svg:x="1.8cm" svg:y="7.7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0.6cm" svg:height="0.8cm" svg:x="2.5cm" svg:y="7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0.6cm" svg:height="0.8cm" svg:x="3.2cm" svg:y="7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0.6cm" svg:height="0.8cm" svg:x="3.9cm" svg:y="7.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47cm" svg:height="0.975cm" svg:x="8.805cm" svg:y="6.4cm">
          <draw:text-box>
            <text:p>statut</text:p>
          </draw:text-box>
        </draw:frame>
        <draw:frame draw:style-name="gr4" draw:text-style-name="P6" draw:layer="layout" svg:width="0.951cm" svg:height="1.001cm" svg:x="1.6cm" svg:y="7.7cm">
          <draw:text-box>
            <text:p text:style-name="P5"><text:span text:style-name="T1">w</text:span></text:p>
            <text:p text:style-name="P5"><text:span text:style-name="T2">rw</text:span></text:p>
            <text:p text:style-name="P5"><text:span text:style-name="T2">x</text:span></text:p>
          </draw:text-box>
        </draw:frame>
        <draw:frame draw:style-name="gr4" draw:text-style-name="P6" draw:layer="layout" svg:width="0.985cm" svg:height="1.001cm" svg:x="2.3cm" svg:y="7.699cm">
          <draw:text-box>
            <text:p text:style-name="P5"><text:span text:style-name="T2">w</text:span><text:span text:style-name="T2"><text:line-break/></text:span><text:span text:style-name="T1">r</text:span><text:span text:style-name="T1">w</text:span></text:p>
            <text:p text:style-name="P5"><text:span text:style-name="T3">x</text:span></text:p>
          </draw:text-box>
        </draw:frame>
        <draw:frame draw:style-name="gr4" draw:text-style-name="P8" draw:layer="layout" svg:width="0.951cm" svg:height="1.001cm" svg:x="3cm" svg:y="7.7cm">
          <draw:text-box>
            <text:p text:style-name="P7"><text:span text:style-name="T2">w</text:span><text:span text:style-name="T2"><text:line-break/></text:span><text:span text:style-name="T2">rw</text:span></text:p>
            <text:p text:style-name="P7"><text:span text:style-name="T2">x</text:span></text:p>
          </draw:text-box>
        </draw:frame>
        <draw:frame draw:style-name="gr4" draw:text-style-name="P6" draw:layer="layout" svg:width="0.951cm" svg:height="1.001cm" svg:x="3.7cm" svg:y="7.7cm">
          <draw:text-box>
            <text:p text:style-name="P5"><text:span text:style-name="T2">w</text:span><text:span text:style-name="T4"><text:line-break/></text:span><text:span text:style-name="T2">rw</text:span></text:p>
            <text:p text:style-name="P5"><text:span text:style-name="T5">x</text:span></text:p>
          </draw:text-box>
        </draw:frame>
        <draw:connector draw:style-name="gr7" draw:text-style-name="P1" draw:layer="layout" draw:line-skew="0.2cm -0.2cm" svg:x1="2.1cm" svg:y1="8.5cm" svg:x2="1.7cm" svg:y2="1.5cm" draw:start-shape="id1" draw:start-glue-point="2" draw:end-shape="id2" draw:end-glue-point="3" svg:d="M2100 8500v700h-1100v-7700h700" svg:viewBox="0 0 1101 7701">
          <text:p/>
        </draw:connector>
        <draw:connector draw:style-name="gr7" draw:text-style-name="P1" draw:layer="layout" draw:line-skew="0.1cm -0.1cm" svg:x1="2.8cm" svg:y1="8.5cm" svg:x2="1.7cm" svg:y2="2.7cm" draw:start-shape="id3" draw:start-glue-point="2" draw:end-shape="id4" draw:end-glue-point="3" svg:d="M2800 8500v600h-1700v-6400h600" svg:viewBox="0 0 1701 6401">
          <text:p/>
        </draw:connector>
        <draw:connector draw:style-name="gr7" draw:text-style-name="P1" draw:layer="layout" svg:x1="3.5cm" svg:y1="8.5cm" svg:x2="1.7cm" svg:y2="3.9cm" draw:start-shape="id5" draw:start-glue-point="2" draw:end-shape="id6" draw:end-glue-point="3" svg:d="M3500 8500v500h-2300v-5100h500" svg:viewBox="0 0 2301 5101">
          <text:p/>
        </draw:connector>
        <draw:connector draw:style-name="gr7" draw:text-style-name="P1" draw:layer="layout" draw:line-skew="-0.1cm 0.1cm" svg:x1="4.2cm" svg:y1="8.5cm" svg:x2="1.7cm" svg:y2="5.1cm" draw:start-shape="id7" draw:start-glue-point="2" draw:end-shape="id8" draw:end-glue-point="3" svg:d="M4200 8500v400h-2900v-3800h400" svg:viewBox="0 0 2901 3801">
          <text:p/>
        </draw:connector>
        <draw:custom-shape draw:style-name="gr8" draw:text-style-name="P1" draw:layer="layout" svg:width="0.6cm" svg:height="2.4cm" svg:x="10.9cm" svg:y="6.4cm">
          <text:p/>
          <draw:enhanced-geometry svg:viewBox="0 0 21600 21600" draw:glue-points="21600 0 0 10800 21600 21600" draw:text-areas="13800 ?f9 21600 ?f10" draw:type="left-brace" draw:modifiers="3463.25469812075 14943.536711478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4" draw:layer="layout" svg:width="6.1cm" svg:height="3.871cm" svg:x="11.5cm" svg:y="5.9cm">
          <draw:text-box>
            <text:p>interruption sur</text:p>
            <text:p><text:span text:style-name="T6"><text:s text:c="2"/></text:span><text:span text:style-name="T7">w </text:span><text:span text:style-name="T8">data </text:span><text:span text:style-name="T8">writ</text:span><text:span text:style-name="T8">e </text:span></text:p>
            <text:p><text:span text:style-name="T6"><text:s/></text:span><text:span text:style-name="T7">rw </text:span><text:span text:style-name="T8">data </text:span><text:span text:style-name="T8">read </text:span><text:span text:style-name="T8">or </text:span><text:span text:style-name="T8">writ</text:span><text:span text:style-name="T8">e</text:span></text:p>
            <text:p><text:span text:style-name="T6"><text:s text:c="2"/></text:span><text:span text:style-name="T7">x </text:span><text:span text:style-name="T8">instr</text:span><text:span text:style-name="T8">ucti</text:span><text:span text:style-name="T8">on </text:span><text:span text:style-name="T8">exec</text:span><text:span text:style-name="T8">utio</text:span><text:span text:style-name="T8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pitch="fixed"/>
    <style:font-face style:name="Liberation Mono" svg:font-family="'Liberation Mono'" style:font-pitch="fixed"/>
    <style:font-face style:name="Latin Modern Sans" svg:font-family="'Latin Modern Sans'" style:font-adornments="10 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000000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in Modern Sans" fo:font-family="'Latin Modern Sans'" style:font-style-name="10 Regular" style:font-pitch="variable" fo:font-size="1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03cm" svg:stroke-color="#000000" draw:marker-start-width="0.26cm" draw:marker-end-width="0.26cm" draw:fill="none"/>
      <style:paragraph-properties style:writing-mode="lr-tb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9:15:48.379793048</meta:creation-date>
    <dc:date>2018-10-10T17:36:51.618320697</dc:date>
    <meta:editing-duration>P6DT22H9M10S</meta:editing-duration>
    <meta:editing-cycles>52</meta:editing-cycles>
    <meta:generator>LibreOffice/5.2.7.2$Linux_X86_64 LibreOffice_project/20m0$Build-2</meta:generator>
    <meta:document-statistic meta:object-count="24"/>
  </office:meta>
</office:document-meta>
</file>